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in" table:align="margins"/>
    </style:style>
    <style:style style:name="Table1.A" style:family="table-column">
      <style:table-column-properties style:column-width="1.3125in" style:rel-column-width="14335*"/>
    </style:style>
    <style:style style:name="Table1.B" style:family="table-column">
      <style:table-column-properties style:column-width="4.6875in" style:rel-column-width="5120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rsid="001fb9e6"/>
    </style:style>
    <style:style style:name="P3" style:family="paragraph" style:parent-style-name="_5f_Normal">
      <style:paragraph-properties fo:text-align="end" style:justify-single-word="false"/>
      <style:text-properties officeooo:paragraph-rsid="003f920e"/>
    </style:style>
    <style:style style:name="P4" style:family="paragraph" style:parent-style-name="_5f_Normal">
      <style:paragraph-properties fo:text-align="center" style:justify-single-word="false"/>
      <style:text-properties officeooo:paragraph-rsid="003f920e"/>
    </style:style>
    <style:style style:name="P5" style:family="paragraph" style:parent-style-name="_5f_Normal">
      <style:text-properties officeooo:paragraph-rsid="003f920e"/>
    </style:style>
    <style:style style:name="P6" style:family="paragraph" style:parent-style-name="_5f_Normal">
      <style:text-properties officeooo:rsid="010212f2" officeooo:paragraph-rsid="010212f2"/>
    </style:style>
    <style:style style:name="P7" style:family="paragraph" style:parent-style-name="_5f_Normal">
      <style:text-properties officeooo:rsid="0102b34d" officeooo:paragraph-rsid="0102b34d"/>
    </style:style>
    <style:style style:name="P8" style:family="paragraph" style:parent-style-name="Title">
      <style:paragraph-properties fo:text-align="center" style:justify-single-word="false"/>
      <style:text-properties officeooo:paragraph-rsid="003f920e"/>
    </style:style>
    <style:style style:name="P9" style:family="paragraph" style:parent-style-name="Title">
      <style:paragraph-properties fo:text-align="center" style:justify-single-word="false"/>
      <style:text-properties officeooo:rsid="00d2e8d5" officeooo:paragraph-rsid="00d2e8d5"/>
    </style:style>
    <style:style style:name="P10" style:family="paragraph" style:parent-style-name="No_20_Spacing">
      <style:text-properties officeooo:rsid="010212f2" officeooo:paragraph-rsid="010212f2"/>
    </style:style>
    <style:style style:name="P11" style:family="paragraph" style:parent-style-name="No_20_Spacing">
      <style:text-properties style:font-name="Courier 10 Pitch" officeooo:rsid="00d92c91" officeooo:paragraph-rsid="010212f2"/>
    </style:style>
    <style:style style:name="P12" style:family="paragraph" style:parent-style-name="No_20_Spacing">
      <style:text-properties style:font-name="Courier 10 Pitch" officeooo:paragraph-rsid="010212f2"/>
    </style:style>
    <style:style style:name="P13" style:family="paragraph" style:parent-style-name="No_20_Spacing">
      <style:text-properties fo:color="#000000" style:font-name="Times New Roman" fo:font-size="11pt" officeooo:rsid="010212f2" officeooo:paragraph-rsid="010212f2" style:font-size-asian="11pt" style:font-name-complex="Times New Roman1"/>
    </style:style>
    <style:style style:name="P14" style:family="paragraph" style:parent-style-name="Subtitle">
      <style:text-properties officeooo:rsid="010212f2" officeooo:paragraph-rsid="010212f2"/>
    </style:style>
    <style:style style:name="P15" style:family="paragraph" style:parent-style-name="Table_20_Contents">
      <style:text-properties style:font-name="Times New Roman" fo:font-size="11pt" officeooo:rsid="010212f2" officeooo:paragraph-rsid="010212f2" style:font-size-asian="11pt" style:font-name-complex="Times New Roman1"/>
    </style:style>
    <style:style style:name="P16" style:family="paragraph" style:parent-style-name="Table_20_Contents">
      <style:text-properties style:font-name="Times New Roman" fo:font-size="11pt" fo:font-weight="bold" officeooo:rsid="010212f2" officeooo:paragraph-rsid="010212f2" style:font-size-asian="11pt" style:font-weight-asian="bold" style:font-name-complex="Times New Roman1" style:font-weight-complex="bold"/>
    </style:style>
    <style:style style:name="P17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18" style:family="paragraph" style:parent-style-name="Contents_20_Heading" style:master-page-name="Sivu_20_3">
      <style:paragraph-properties style:page-number="auto" fo:break-before="page"/>
    </style:style>
    <style:style style:name="P19" style:family="paragraph" style:parent-style-name="Numbered_20_Heading_20_1">
      <style:text-properties officeooo:rsid="010212f2" officeooo:paragraph-rsid="010212f2"/>
    </style:style>
    <style:style style:name="P20" style:family="paragraph" style:parent-style-name="Numbered_20_Heading_20_1">
      <style:paragraph-properties fo:break-before="page"/>
      <style:text-properties officeooo:rsid="010212f2" officeooo:paragraph-rsid="010212f2"/>
    </style:style>
    <style:style style:name="P21" style:family="paragraph" style:parent-style-name="No_20_Spacing">
      <style:text-properties style:font-name="Courier 10 Pitch" officeooo:paragraph-rsid="010212f2"/>
    </style:style>
    <style:style style:name="P22" style:family="paragraph" style:parent-style-name="No_20_Spacing">
      <style:text-properties style:font-name="Courier 10 Pitch" officeooo:rsid="00d92c91" officeooo:paragraph-rsid="010212f2"/>
    </style:style>
    <style:style style:name="P23" style:family="paragraph" style:parent-style-name="Title" style:master-page-name="Standard">
      <style:paragraph-properties fo:text-align="start" style:justify-single-word="false" style:page-number="auto"/>
      <style:text-properties officeooo:paragraph-rsid="003f920e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officeooo:rsid="00d2e8d5"/>
    </style:style>
    <style:style style:name="T3" style:family="text">
      <style:text-properties officeooo:rsid="00ec12f3"/>
    </style:style>
    <style:style style:name="T4" style:family="text">
      <style:text-properties style:font-name="Courier 10 Pitch"/>
    </style:style>
    <style:style style:name="T5" style:family="text">
      <style:text-properties style:font-name="Courier 10 Pitch" officeooo:rsid="00d92c91"/>
    </style:style>
    <style:style style:name="T6" style:family="text">
      <style:text-properties officeooo:rsid="00d92c91"/>
    </style:style>
    <style:style style:name="T7" style:family="text">
      <style:text-properties officeooo:rsid="00ead535"/>
    </style:style>
    <style:style style:name="T8" style:family="text">
      <style:text-properties officeooo:rsid="00d7bd62"/>
    </style:style>
    <style:style style:name="T9" style:family="text">
      <style:text-properties officeooo:rsid="0102b34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23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9">Shakkipeli</text:p>
        <text:p text:style-name="P14">Käyttöohje</text:p>
        <text:p text:style-name="P5"/>
        <text:p text:style-name="P4">Tuukka Paukkunen<text:line-break/><text:a xlink:type="simple" xlink:href="mailto:tuukka.paukkunen@pp.inet.fi" text:style-name="Internet_20_link" text:visited-style-name="Visited_20_Internet_20_Link"><text:span text:style-name="T1">tuukka.paukkunen@cs.helsinki.fi</text:span></text:a></text:p>
        <text:p text:style-name="P4"/>
        <text:p text:style-name="P4"/>
        <text:p text:style-name="P4"/>
        <text:p text:style-name="P4"/>
        <text:p text:style-name="P4"/>
        <text:p text:style-name="P3">Aineopintojen harjoitustyö: <text:span text:style-name="T2">Tietorakenteet ja algoritmit</text:span><text:line-break/><text:span text:style-name="T3">27.8.</text:span>2015<text:line-break/>Helsingin yliopisto, tietojenkäsittelytieteen laitos</text:p>
      </text:section>
      <text:table-of-content text:style-name="Sect1" text:protected="true" text:name="Table of Contents1">
        <text:table-of-content-source text:outline-level="10" text:relative-tab-stop-position="false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-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-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">Sisällysluettelo</text:p>
          </text:index-title>
          <text:p text:style-name="P17"><text:a xlink:type="simple" xlink:href="#__RefHeading___Toc439_236996845" text:style-name="Index_20_Link" text:visited-style-name="Index_20_Link">1 - Yleistä<text:tab/>3</text:a></text:p>
          <text:p text:style-name="P17"><text:a xlink:type="simple" xlink:href="#__RefHeading___Toc1511_1243757771" text:style-name="Index_20_Link" text:visited-style-name="Index_20_Link">2 - Pelin aloittaminen<text:tab/>3</text:a></text:p>
          <text:p text:style-name="P17"><text:a xlink:type="simple" xlink:href="#__RefHeading___Toc1513_1243757771" text:style-name="Index_20_Link" text:visited-style-name="Index_20_Link">3 - Pelin kulku<text:tab/>4</text:a></text:p>
        </text:index-body>
      </text:table-of-content>
      <text:p text:style-name="Standard"/>
      <text:h text:style-name="P20" text:outline-level="1"><text:bookmark-start text:name="__RefHeading___Toc439_236996845"/>Yleistä<text:bookmark-end text:name="__RefHeading___Toc439_236996845"/></text:h>
      <text:p text:style-name="P6">Sovelluksessa on tekstipohjainen käyttöliittymä. Shakkia pelataan sovelluksella seuraavasti:</text:p>
      <text:p text:style-name="P6">Sovellus kysyy ensin haluamaasi pelipuun syvyyttä, eli kuinka monta siirtoa eteenpäin tietokone miettii siirtoja. Asetuksella 5 peli etenee suhteellisen nopeasti, ja tietkoneen siirrot kestävät sekunnin tai pari. Asetuksella 6 siirrot kestävät kymmenisen sekuntia, ja asetuksesta 7 eteenpäin siirtot kestävät jo minuutteja.</text:p>
      <text:p text:style-name="P7">Sovelluksen käyttäjä pelaa valkoisilla nappuloilla ja tietokone pelaa mustilla nappuloilla.</text:p>
      <text:h text:style-name="P19" text:outline-level="1"><text:bookmark-start text:name="__RefHeading___Toc1511_1243757771"/>Pelin aloittaminen<text:bookmark-end text:name="__RefHeading___Toc1511_1243757771"/></text:h>
      <text:p text:style-name="P6">Tämän jälkeen on aika aloittaa peli. Sovellus piirtää pelilaudan seuraavasti:</text:p>
      <text:p text:style-name="P12"><text:s text:c="2"/>---------------------------------</text:p>
      <text:p text:style-name="P12"><text:span text:style-name="T6">8 </text:span>| <text:span text:style-name="T7">r</text:span> <text:span text:style-name="T8">| n | b | q | k | b | n | r | MUSTA</text:span></text:p>
      <text:p text:style-name="P12"><text:s text:c="2"/>|-------------------------------<text:span text:style-name="T8">|</text:span></text:p>
      <text:p text:style-name="P12"><text:span text:style-name="T6">7 </text:span>| <text:span text:style-name="T6">p | p | p | p | p | p | p | p |</text:span></text:p>
      <text:p text:style-name="P12"><text:s text:c="2"/>|-------------------------------<text:span text:style-name="T8">|</text:span></text:p>
      <text:p text:style-name="P12"><text:span text:style-name="T6">6</text:span> | <text:s text:c="2"/><text:span text:style-name="T8">| <text:s text:c="2"/>| <text:s text:c="2"/>| <text:s text:c="2"/>| <text:s text:c="2"/>| <text:s text:c="2"/>| <text:s text:c="2"/>| <text:s text:c="2"/>|</text:span></text:p>
      <text:p text:style-name="P12"><text:s text:c="2"/>|-------------------------------<text:span text:style-name="T8">|</text:span></text:p>
      <text:p text:style-name="P12"><text:span text:style-name="T6">5 </text:span>| <text:s text:c="2"/><text:span text:style-name="T8">| <text:s text:c="2"/>| <text:s text:c="2"/>| <text:s text:c="2"/>| <text:s text:c="2"/>| <text:s text:c="2"/>| <text:s text:c="2"/>| <text:s text:c="2"/>|</text:span></text:p>
      <text:p text:style-name="P12"><text:s text:c="2"/>|-------------------------------<text:span text:style-name="T8">|</text:span></text:p>
      <text:p text:style-name="P12"><text:span text:style-name="T6">4 </text:span>| <text:s text:c="2"/><text:span text:style-name="T8">| <text:s text:c="2"/>| <text:s text:c="2"/>| <text:s text:c="2"/>| <text:s text:c="2"/>| <text:s text:c="2"/>| <text:s text:c="2"/>| <text:s text:c="2"/>|</text:span></text:p>
      <text:p text:style-name="P12"><text:s text:c="2"/>|-------------------------------<text:span text:style-name="T8">|</text:span></text:p>
      <text:p text:style-name="P12"><text:span text:style-name="T6">3 </text:span>| <text:s text:c="2"/><text:span text:style-name="T8">| <text:s text:c="2"/>| <text:s text:c="2"/>| <text:s text:c="2"/>| <text:s text:c="2"/>| <text:s text:c="2"/>| <text:s text:c="2"/>| <text:s text:c="2"/>|</text:span></text:p>
      <text:p text:style-name="P12"><text:s text:c="2"/>|-------------------------------<text:span text:style-name="T8">|</text:span></text:p>
      <text:p text:style-name="P11">2 | <text:span text:style-name="T7">P</text:span> | <text:span text:style-name="T7">P</text:span> | <text:span text:style-name="T7">P</text:span> | <text:span text:style-name="T7">P</text:span> | <text:span text:style-name="T7">P</text:span> | <text:span text:style-name="T7">P</text:span> | <text:span text:style-name="T7">P</text:span> | <text:span text:style-name="T7">P</text:span> |</text:p>
      <text:p text:style-name="P12"><text:s text:c="2"/>|-------------------------------<text:span text:style-name="T8">|</text:span></text:p>
      <text:p text:style-name="P12"><text:span text:style-name="T6">1 </text:span>| <text:span text:style-name="T8">R | N | B | Q | K | B | N | R | VALKOINEN</text:span></text:p>
      <text:p text:style-name="P12"><text:s text:c="2"/>---------------------------------</text:p>
      <text:p text:style-name="P10"><text:span text:style-name="T4"><text:s text:c="4"/></text:span><text:span text:style-name="T5">A <text:s text:c="2"/>B <text:s text:c="2"/>C <text:s text:c="2"/>D <text:s text:c="2"/>E <text:s text:c="2"/>F <text:s text:c="2"/>G <text:s text:c="2"/>H</text:span></text:p>
      <text:p text:style-name="P11"/>
      <text:p text:style-name="P13">Kirjaimet symboloivat pelinappuloita seuraavasti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Kirjain</text:p>
          </table:table-cell>
          <table:table-cell table:style-name="Table1.B1" office:value-type="string">
            <text:p text:style-name="P16">Nappula</text:p>
          </table:table-cell>
        </table:table-row>
        <table:table-row>
          <table:table-cell table:style-name="Table1.A2" office:value-type="string">
            <text:p text:style-name="P15">P/p</text:p>
          </table:table-cell>
          <table:table-cell table:style-name="Table1.B2" office:value-type="string">
            <text:p text:style-name="P15">Sotilas</text:p>
          </table:table-cell>
        </table:table-row>
        <table:table-row>
          <table:table-cell table:style-name="Table1.A2" office:value-type="string">
            <text:p text:style-name="P15">R/r</text:p>
          </table:table-cell>
          <table:table-cell table:style-name="Table1.B2" office:value-type="string">
            <text:p text:style-name="P15">Torni</text:p>
          </table:table-cell>
        </table:table-row>
        <table:table-row>
          <table:table-cell table:style-name="Table1.A2" office:value-type="string">
            <text:p text:style-name="P15">N/n</text:p>
          </table:table-cell>
          <table:table-cell table:style-name="Table1.B2" office:value-type="string">
            <text:p text:style-name="P15">Hevonen</text:p>
          </table:table-cell>
        </table:table-row>
        <table:table-row>
          <table:table-cell table:style-name="Table1.A2" office:value-type="string">
            <text:p text:style-name="P15">B/b</text:p>
          </table:table-cell>
          <table:table-cell table:style-name="Table1.B2" office:value-type="string">
            <text:p text:style-name="P15">Lähetti</text:p>
          </table:table-cell>
        </table:table-row>
        <table:table-row>
          <table:table-cell table:style-name="Table1.A2" office:value-type="string">
            <text:p text:style-name="P15">Q/q</text:p>
          </table:table-cell>
          <table:table-cell table:style-name="Table1.B2" office:value-type="string">
            <text:p text:style-name="P15">Kuningatar</text:p>
          </table:table-cell>
        </table:table-row>
        <table:table-row>
          <table:table-cell table:style-name="Table1.A2" office:value-type="string">
            <text:p text:style-name="P15">K/k</text:p>
          </table:table-cell>
          <table:table-cell table:style-name="Table1.B2" office:value-type="string">
            <text:p text:style-name="P15">Kuningas</text:p>
          </table:table-cell>
        </table:table-row>
      </table:table>
      <text:p text:style-name="P13"><text:soft-page-break/></text:p>
      <text:p text:style-name="P13">Iso kirjain tarkoitaa valkoista nappulaa ja pieni kirjain tarkoittaa mustaa nappulaa.</text:p>
      <text:p text:style-name="P13"/>
      <text:p text:style-name="P13">Siirrot syötetään koordinaattein, esimerkiksi ”e2e4”. Tällä siirrolla siirrät ruudussa E3 olevan nappulan ruutuun E4. Peli estää shakin sääntöjen vastaiset siirrot. Mikäli näin tapahtuu, peli pyytää sinua syöttämään siirtokomennon uudelleen <text:span text:style-name="T9">antamalla virheilmoituksen: ”Annoit virheellisen komennon. Yritä uudelleen”</text:span>. Esimerkiksi yllä olevalla laudalla saisit virheilmoituksen vaikkapa tällaisista siirtokomennista: ”e3e4” tai ”moikka”.</text:p>
      <text:p text:style-name="P13"/>
      <text:p text:style-name="P13">Voit käyttää siirtokomennoissa isoja tai pieniä kirjaimia.</text:p>
      <text:p text:style-name="P13"/>
      <text:h text:style-name="P19" text:outline-level="1"><text:bookmark-start text:name="__RefHeading___Toc1513_1243757771"/>Pelin kulku<text:bookmark-end text:name="__RefHeading___Toc1513_1243757771"/></text:h>
      <text:p text:style-name="P6">Pelin edetessä shakkitilanteessa tilanne on pakko purkaa, kuten shakin säännötkin sanovat. Mikäli siis yrität tehdä <text:span text:style-name="T9">siirron, joka ei pura shakkitilannetta, sovellus antaa virheilmoituksen. Mikäli syntynyt pelitilanne on shakkimatti, sovellus ilmoittaa, kumpi voitti, ja lopettaa toiminna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fi" fo:country="FI" style:letter-kerning="true" style:font-name-asian="Droid Sans Fallback" style:font-size-asian="11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fi" fo:country="FI" style:letter-kerning="true" style:font-name-asian="Droid Sans Fallback" style:font-size-asian="11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="FreeSans" fo:font-family="FreeSans" style:font-family-generic="roman" style:font-pitch="variable" style:font-size-asian="12pt" style:font-name-complex="FreeSans1" style:font-family-complex="FreeSans" style:font-family-generic-complex="swiss"/>
    </style:style>
    <style:style style:name="Caption" style:family="paragraph" style:default-outline-level="" style:class="extra">
      <style:paragraph-properties fo:margin-top="0.0835in" fo:margin-bottom="0.0835in" loext:contextual-spacing="false" text:number-lines="false" text:line-number="0"/>
      <style:text-properties style:font-name="FreeSans" fo:font-family="FreeSans" style:font-family-generic="roman" style:font-pitch="variable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default-outline-level="" style:class="index">
      <style:paragraph-properties text:number-lines="false" text:line-number="0"/>
      <style:text-properties style:font-name="FreeSans" fo:font-family="FreeSans" style:font-family-generic="roman" style:font-pitch="variable" style:font-size-asian="12pt" style:font-name-complex="FreeSans1" style:font-family-complex="FreeSans" style:font-family-generic-complex="swiss"/>
    </style:style>
    <style:style style:name="Arrowhead_20_List" style:display-name="Arrowhea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Balloon_20_Text" style:display-name="Balloon Text" style:family="paragraph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Block_20_Text" style:display-name="Block Text" style:family="paragraph" style:default-outline-level="">
      <style:paragraph-properties fo:margin-left="1in" fo:margin-right="1in" fo:margin-top="0in" fo:margin-bottom="0.0835in" loext:contextual-spacing="false" fo:text-indent="0in" style:auto-text-indent="false"/>
    </style:style>
    <style:style style:name="Box_20_List" style:display-name="Box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Bullet_20_List" style:display-name="Bullet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Chapter_20_Heading" style:display-name="Chapter Heading" style:family="paragraph" style:default-outline-level="">
      <style:paragraph-properties fo:margin-left="0in" fo:margin-right="0in" fo:text-indent="0in" style:auto-text-indent="false"/>
    </style:style>
    <style:style style:name="Contents_20_1" style:display-name="Contents 1" style:family="paragraph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Index" style:default-outline-level="" style:class="index">
      <style:paragraph-properties fo:margin-left="2in" fo:margin-right="0in" fo:text-indent="-0.3in" style:auto-text-indent="false"/>
    </style:style>
    <style:style style:name="Contents_20_Header" style:display-name="Contents Header" style:family="paragraph" style:default-outline-level="">
      <style:paragraph-properties fo:margin-top="0.1665in" fo:margin-bottom="0.0835in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 style:font-name-complex="Liberation Sans2" style:font-family-complex="'Liberation Sans'" style:font-family-generic-complex="system" style:font-pitch-complex="variable"/>
    </style:style>
    <style:style style:name="Contents_20_Heading" style:display-name="Contents Heading" style:family="paragraph" style:parent-style-name="Heading_20_1" style:default-outline-level="" style:class="index"/>
    <style:style style:name="Heading_20_1" style:display-name="Heading 1" style:family="paragraph" style:default-outline-level="" style:class="text">
      <style:paragraph-properties fo:margin-top="0.3335in" fo:margin-bottom="0.1665in" loext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Dashed_20_List" style:display-name="Dashe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Diamond_20_List" style:display-name="Diamon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Endnote" style:family="paragraph" style:parent-style-name="Standard" style:default-outline-level="" style:class="extra">
      <style:paragraph-properties fo:margin-left="0.2in" fo:margin-right="0in" fo:text-indent="-0.2in" style:auto-text-indent="false"/>
    </style:style>
    <style:style style:name="Endnote_20_Symbol" style:display-name="Endnote Symbol" style:family="paragraph" style:default-outline-level=""/>
    <style:style style:name="Footer" style:family="paragraph" style:default-outline-level="" style:class="extra">
      <style:paragraph-properties fo:margin-top="0in" fo:margin-bottom="0in" loext:contextual-spacing="false" fo:line-height="100%"/>
    </style:style>
    <style:style style:name="Footnote" style:family="paragraph" style:parent-style-name="Standard" style:default-outline-level="" style:class="extra">
      <style:paragraph-properties fo:margin-left="0.2in" fo:margin-right="0in" fo:text-indent="-0.2in" style:auto-text-indent="false"/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Header" style:family="paragraph" style:default-outline-level="" style:class="extra">
      <style:paragraph-properties fo:margin-top="0in" fo:margin-bottom="0in" loext:contextual-spacing="false" fo:line-height="100%"/>
    </style:style>
    <style:style style:name="Heading_20_2" style:display-name="Heading 2" style:family="paragraph" style:default-outline-level="" style:class="text">
      <style:paragraph-properties fo:margin-top="0.25in" fo:margin-bottom="0.1665in" loext:contextual-spacing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default-outline-level="" style:class="text">
      <style:paragraph-properties fo:margin-top="0.25in" fo:margin-bottom="0.1665in" loext:contextual-spacing="false" fo:line-height="112%"/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Heading_20_4" style:display-name="Heading 4" style:family="paragraph" style:default-outline-level="" style:class="text">
      <style:paragraph-properties fo:margin-left="0.5984in" fo:margin-right="0in" fo:margin-top="0.139in" fo:margin-bottom="0.0835in" loext:contextual-spacing="false" fo:text-indent="-0.5984in" style:auto-text-indent="false"/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default-outline-level="" style:class="text">
      <style:paragraph-properties fo:margin-top="0.139in" fo:margin-bottom="0in" loext:contextual-spacing="false"/>
      <style:text-properties fo:color="#7f7f7f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default-outline-level="" style:class="text">
      <style:paragraph-properties fo:margin-top="0in" fo:margin-bottom="0in" loext:contextual-spacing="false" fo:line-height="112%"/>
      <style:text-properties fo:color="#7f7f7f"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Heart_20_List" style:display-name="Heart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Implies_20_List" style:display-name="Implies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Intense_20_Quote" style:display-name="Intense Quote" style:family="paragraph" style:default-outline-level="">
      <style:paragraph-properties fo:margin-left="0.7in" fo:margin-right="0.8in" fo:margin-top="0.139in" fo:margin-bottom="0.1945in" loext:contextual-spacing="false" fo:text-align="justify" style:justify-single-word="false" fo:text-indent="0in" style:auto-text-indent="false"/>
      <style:text-properties fo:font-style="italic" fo:font-weight="bold" style:font-style-asian="italic" style:font-weight-asian="bold"/>
    </style:style>
    <style:style style:name="List_20_Paragraph" style:display-name="List Paragraph" style:family="paragraph" style:default-outline-level="">
      <style:paragraph-properties fo:margin-left="0.5in" fo:margin-right="0in" fo:margin-top="0in" fo:margin-bottom="0.139in" loext:contextual-spacing="false" fo:text-indent="0in" style:auto-text-indent="false"/>
    </style:style>
    <style:style style:name="Lower_20_Case_20_List" style:display-name="Lower Case List" style:family="paragraph" style:default-outline-level="">
      <style:paragraph-properties fo:margin-left="0.5in" fo:margin-right="0in" fo:text-indent="-0.3in" style:auto-text-indent="false"/>
    </style:style>
    <style:style style:name="Lower_20_Roman_20_List" style:display-name="Lower Roman List" style:family="paragraph" style:default-outline-level="">
      <style:paragraph-properties fo:margin-left="0.5in" fo:margin-right="0in" fo:text-indent="-0.3in" style:auto-text-indent="false"/>
    </style:style>
    <style:style style:name="No_20_List" style:display-name="No List" style:family="paragraph" style:default-outline-level=""/>
    <style:style style:name="No_20_Spacing" style:display-name="No Spacing" style:family="paragraph" style:default-outline-level="">
      <style:paragraph-properties fo:margin-top="0in" fo:margin-bottom="0in" loext:contextual-spacing="false" fo:line-height="100%"/>
    </style:style>
    <style:style style:name="DocumentMap" style:family="paragraph" style:default-outline-level=""/>
    <style:style style:name="Numbered_20_Heading_20_1" style:display-name="Numbered Heading 1" style:family="paragraph" style:parent-style-name="Heading_20_1" style:next-style-name="_5f_Normal" style:default-outline-level="1">
      <style:paragraph-properties fo:margin-left="0in" fo:margin-right="0in" fo:text-indent="0in" style:auto-text-indent="false"/>
    </style:style>
    <style:style style:name="Numbered_20_Heading_20_2" style:display-name="Numbered Heading 2" style:family="paragraph" style:parent-style-name="Heading_20_2" style:next-style-name="_5f_Normal" style:default-outline-level="2">
      <style:paragraph-properties fo:margin-left="0in" fo:margin-right="0in" fo:text-indent="0in" style:auto-text-indent="false"/>
    </style:style>
    <style:style style:name="Numbered_20_Heading_20_3" style:display-name="Numbered Heading 3" style:family="paragraph" style:parent-style-name="Heading_20_3" style:default-outline-level="3"/>
    <style:style style:name="Numbered_20_List" style:display-name="Numbere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Plain_20_Text" style:display-name="Plain Text" style:family="paragraph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Quotations" style:family="paragraph" style:default-outline-level="" style:class="html"/>
    <style:style style:name="Quote" style:family="paragraph" style:default-outline-level="">
      <style:paragraph-properties fo:margin-left="0.25in" fo:margin-right="0.25in" fo:margin-top="0.139in" fo:margin-bottom="0in" loext:contextual-spacing="false" fo:text-indent="0in" style:auto-text-indent="false"/>
      <style:text-properties fo:font-style="italic" style:font-style-asian="italic"/>
    </style:style>
    <style:style style:name="Section_20_Heading" style:display-name="Section Heading" style:family="paragraph" style:parent-style-name="Numbered_20_Heading_20_1" style:default-outline-level="" style:list-style-name="">
      <style:paragraph-properties fo:margin-left="0in" fo:margin-right="0in" fo:text-indent="0in" style:auto-text-indent="false"/>
    </style:style>
    <style:style style:name="Square_20_List" style:display-name="Square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Star_20_List" style:display-name="Star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Subtitle" style:family="paragraph" style:default-outline-level="" style:class="chapter">
      <style:paragraph-properties fo:margin-top="0in" fo:margin-bottom="0.4165in" loext:contextual-spacing="false" fo:text-align="center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Table_20_Grid" style:display-name="Table Grid" style:family="paragraph" style:parent-style-name="DocumentMap" style:default-outline-level="">
      <style:paragraph-properties fo:margin-top="0in" fo:margin-bottom="0in" loext:contextual-spacing="false" fo:line-height="100%"/>
    </style:style>
    <style:style style:name="Tick_20_List" style:display-name="Tick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Title" style:family="paragraph" style:default-outline-level="" style:class="chapter">
      <style:paragraph-properties fo:margin-top="0in" fo:margin-bottom="0.139in" loext:contextual-spacing="false" fo:line-height="100%"/>
      <style:text-properties style:font-name="Times New Roman" fo:font-family="'Times New Roman'" style:font-family-generic="roman" style:font-pitch="variable" fo:font-size="26pt" style:font-size-asian="26pt" style:font-name-complex="Times New Roman1" style:font-family-complex="'Times New Roman'" style:font-family-generic-complex="system" style:font-pitch-complex="variable"/>
    </style:style>
    <style:style style:name="Triangle_20_List" style:display-name="Triangle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Upper_20_Case_20_List" style:display-name="Upper Case List" style:family="paragraph" style:parent-style-name="Numbered_20_List" style:default-outline-level="">
      <style:paragraph-properties fo:margin-left="0.5in" fo:margin-right="0in" fo:text-indent="-0.3in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0.5in" fo:margin-right="0in" fo:text-indent="-0.3in" style:auto-text-indent="false"/>
    </style:style>
    <style:style style:name="_5f_Normal" style:display-name="_Normal" style:family="paragraph" style:default-outline-level="">
      <style:paragraph-properties fo:margin-top="0in" fo:margin-bottom="0.139in" loext:contextual-spacing="false" fo:line-height="100%" fo:text-align="start" style:justify-single-word="false"/>
      <style:text-properties fo:color="#000000"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/>
    </style:style>
    <style:style style:name="caption" style:family="paragraph" style:parent-style-name="_5f_Normal" style:default-outline-level="">
      <style:paragraph-properties fo:line-height="100%"/>
      <style:text-properties fo:color="#4f81bd" fo:font-size="9pt" fo:font-weight="bold" style:font-size-asian="9pt" style:font-weight-asian="bold"/>
    </style:style>
    <style:style style:name="footnote_20_text" style:display-name="footnote text" style:family="paragraph" style:parent-style-name="_5f_Normal" style:default-outline-level="">
      <style:paragraph-properties fo:margin-top="0in" fo:margin-bottom="0in" loext:contextual-spacing="false" fo:line-height="100%"/>
      <style:text-properties fo:font-size="10pt" style:font-size-asian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Salutation" style:family="paragraph" style:parent-style-name="Standard" style:class="text"/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Alaotsikko_20_Char" style:display-name="Alaotsikko Char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Alatunniste_20_Char" style:display-name="Alatunniste Char" style:family="text"/>
    <style:style style:name="Alaviitteen_20_teksti_20_Char" style:display-name="Alaviitteen teksti Char" style:family="text">
      <style:text-properties fo:font-size="10pt" style:font-size-asian="10pt"/>
    </style:style>
    <style:style style:name="Book_20_Title" style:display-name="Book Title" style:family="text">
      <style:text-properties fo:font-style="italic" style:font-style-asian="italic"/>
    </style:style>
    <style:style style:name="Default_20_Paragraph_20_Font" style:display-name="Default Paragraph Font" style:family="text"/>
    <style:style style:name="Endnote_20_anchor" style:display-name="Endnote anchor" style:family="text">
      <style:text-properties style:text-position="super 58%" fo:font-size="10pt" style:font-size-asian="10pt"/>
    </style:style>
    <style:style style:name="Erottuva_20_lainaus_20_Char" style:display-name="Erottuva lainaus Char" style:family="text" style:parent-style-name="Default_20_Paragraph_20_Font">
      <style:text-properties fo:font-style="italic" fo:font-weight="bold" style:font-style-asian="italic" style:font-weight-asian="bold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nse_20_Emphasis" style:display-name="Intense Emphasis" style:family="text">
      <style:text-properties fo:font-weight="bold" style:font-weight-asian="bold"/>
    </style:style>
    <style:style style:name="Intense_20_Reference" style:display-name="Intense Reference" style:family="text">
      <style:text-properties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ainaus_20_Char" style:display-name="Lainaus Char" style:family="text" style:parent-style-name="Default_20_Paragraph_20_Font">
      <style:text-properties fo:font-style="italic" style:font-style-asian="italic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Otsikko_20_1_20_Char" style:display-name="Otsikko 1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Otsikko_20_2_20_Char" style:display-name="Otsikko 2 Char" style:family="text" style:parent-style-name="Default_20_Paragraph_20_Font"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/>
    </style:style>
    <style:style style:name="Otsikko_20_3_20_Char" style:display-name="Otsikko 3 Char" style:family="text" style:parent-style-name="Default_20_Paragraph_20_Font"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Otsikko_20_4_20_Char" style:display-name="Otsikko 4 Char" style:family="text" style:parent-style-name="Default_20_Paragraph_20_Font"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Otsikko_20_5_20_Char" style:display-name="Otsikko 5 Char" style:family="text" style:parent-style-name="Default_20_Paragraph_20_Font">
      <style:text-properties fo:color="#7f7f7f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Otsikko_20_6_20_Char" style:display-name="Otsikko 6 Char" style:family="text" style:parent-style-name="Default_20_Paragraph_20_Font">
      <style:text-properties fo:color="#7f7f7f"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Otsikko_20_7_20_Char" style:display-name="Otsikko 7 Char" style:family="text" style:parent-style-name="Default_20_Paragraph_20_Font">
      <style:text-properties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Otsikko_20_8_20_Char" style:display-name="Otsikko 8 Char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Otsikko_20_9_20_Char" style:display-name="Otsikko 9 Char" style:family="text" style:parent-style-name="Default_20_Paragraph_20_Font"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Otsikko_20_Char" style:display-name="Otsikko Char" style:family="text" style:parent-style-name="Default_20_Paragraph_20_Font">
      <style:text-properties style:font-name="Times New Roman" fo:font-family="'Times New Roman'" style:font-family-generic="roman" style:font-pitch="variable" fo:font-size="26pt" style:font-size-asian="26pt" style:font-name-complex="Times New Roman1" style:font-family-complex="'Times New Roman'" style:font-family-generic-complex="system" style:font-pitch-complex="variable"/>
    </style:style>
    <style:style style:name="Seliteteksti_20_Char" style:display-name="Seliteteksti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Strong" style:family="text">
      <style:text-properties fo:font-weight="bold" style:font-weight-asian="bold"/>
    </style:style>
    <style:style style:name="Subtle_20_Emphasis" style:display-name="Subtle Emphasis" style:family="text">
      <style:text-properties fo:font-style="italic" style:font-style-asian="italic"/>
    </style:style>
    <style:style style:name="Subtle_20_Reference" style:display-name="Subtle Reference" style:family="text"/>
    <style:style style:name="Ylätunniste_20_Char" style:display-name="Ylätunniste Cha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1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rsid="001fb9e6"/>
    </style:style>
    <style:page-layout style:name="Mpm1">
      <style:page-layout-properties fo:page-width="8.5in" fo:page-height="11in" style:num-format="1" style:print-orientation="portrait" fo:margin-top="0.9839in" fo:margin-bottom="0.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5in" fo:margin-left="0.7874in" fo:margin-right="0.7874in" style:writing-mode="lr-tb" style:layout-grid-color="#c0c0c0" style:layout-grid-lines="25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Converted1" style:page-layout-name="Mpm2">
      <style:footer>
        <text:p text:style-name="MP2"><text:page-number text:select-page="current">0</text:page-number></text:p>
      </style:footer>
    </style:master-page>
    <style:master-page style:name="Sivu_20_3" style:display-name="Sivu 3" style:page-layout-name="Mpm3">
      <style:footer>
        <text:p text:style-name="MP1"><text:s/><text:page-number text:select-page="current">4</text:page-number></text:p>
      </style:footer>
      <style:footer-first>
        <text:p text:style-name="MP1"/>
      </style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7T21:19:28.203897979</dc:date>
    <meta:generator>LibreOffice/4.4.2.2$Linux_X86_64 LibreOffice_project/40m0$Build-2</meta:generator>
    <meta:editing-duration>PT14H33M41S</meta:editing-duration>
    <meta:editing-cycles>197</meta:editing-cycles>
    <meta:document-statistic meta:table-count="1" meta:image-count="0" meta:object-count="0" meta:page-count="4" meta:paragraph-count="54" meta:word-count="366" meta:character-count="2519" meta:non-whitespace-character-count="2116"/>
  </office:meta>
</office:document-meta>
</file>